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24-02-2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23-01-2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21-07-01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20-02-0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9-0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8-01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7-01-3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5-01-2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4-01-3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3-01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2-01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1-02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10-01-2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3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10105590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